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tocompletado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string" calcext:value-type="string">
            <text:p>ENER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ALUMNO1</text:p>
          </table:table-cell>
          <table:table-cell office:value-type="string" calcext:value-type="string">
            <text:p>ALUMNO2</text:p>
          </table:table-cell>
          <table:table-cell office:value-type="string" calcext:value-type="string">
            <text:p>ALUMNO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ALUMNO2</text:p>
          </table:table-cell>
          <table:table-cell office:value-type="string" calcext:value-type="string">
            <text:p>ALUMNO3</text:p>
          </table:table-cell>
          <table:table-cell office:value-type="string" calcext:value-type="string">
            <text:p>ALUMNO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ALUMNO3</text:p>
          </table:table-cell>
          <table:table-cell office:value-type="string" calcext:value-type="string">
            <text:p>ALUMNO4</text:p>
          </table:table-cell>
          <table:table-cell office:value-type="string" calcext:value-type="string">
            <text:p>ALUMNO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ALUMNO4</text:p>
          </table:table-cell>
          <table:table-cell office:value-type="string" calcext:value-type="string">
            <text:p>ALUMNO5</text:p>
          </table:table-cell>
          <table:table-cell office:value-type="string" calcext:value-type="string">
            <text:p>ALUMNO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ALUMNO5</text:p>
          </table:table-cell>
          <table:table-cell office:value-type="string" calcext:value-type="string">
            <text:p>ALUMNO6</text:p>
          </table:table-cell>
          <table:table-cell office:value-type="string" calcext:value-type="string">
            <text:p>ALUMNO7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ALUMNO6</text:p>
          </table:table-cell>
          <table:table-cell office:value-type="string" calcext:value-type="string">
            <text:p>ALUMNO7</text:p>
          </table:table-cell>
          <table:table-cell office:value-type="string" calcext:value-type="string">
            <text:p>ALUMNO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ALUMNO7</text:p>
          </table:table-cell>
          <table:table-cell office:value-type="string" calcext:value-type="string">
            <text:p>ALUMNO8</text:p>
          </table:table-cell>
          <table:table-cell office:value-type="string" calcext:value-type="string">
            <text:p>ALUMNO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ALUMNO8</text:p>
          </table:table-cell>
          <table:table-cell office:value-type="string" calcext:value-type="string">
            <text:p>ALUMNO9</text:p>
          </table:table-cell>
          <table:table-cell office:value-type="string" calcext:value-type="string">
            <text:p>ALUMNO1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ALUMNO9</text:p>
          </table:table-cell>
          <table:table-cell office:value-type="string" calcext:value-type="string">
            <text:p>ALUMNO10</text:p>
          </table:table-cell>
          <table:table-cell office:value-type="string" calcext:value-type="string">
            <text:p>ALUMNO1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ubre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ALUMNO10</text:p>
          </table:table-cell>
          <table:table-cell office:value-type="string" calcext:value-type="string">
            <text:p>ALUMNO11</text:p>
          </table:table-cell>
          <table:table-cell office:value-type="string" calcext:value-type="string">
            <text:p>ALUMNO1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-17" calcext:value-type="float">
            <text:p>-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ALUMNO11</text:p>
          </table:table-cell>
          <table:table-cell office:value-type="string" calcext:value-type="string">
            <text:p>ALUMNO12</text:p>
          </table:table-cell>
          <table:table-cell office:value-type="string" calcext:value-type="string">
            <text:p>ALUMNO1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ciembre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ALUMNO12</text:p>
          </table:table-cell>
          <table:table-cell office:value-type="string" calcext:value-type="string">
            <text:p>ALUMNO13</text:p>
          </table:table-cell>
          <table:table-cell office:value-type="string" calcext:value-type="string">
            <text:p>ALUMNO14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19" calcext:value-type="float">
            <text:p>-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ero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ALUMNO13</text:p>
          </table:table-cell>
          <table:table-cell office:value-type="string" calcext:value-type="string">
            <text:p>ALUMNO14</text:p>
          </table:table-cell>
          <table:table-cell office:value-type="string" calcext:value-type="string">
            <text:p>ALUMNO1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ALUMNO14</text:p>
          </table:table-cell>
          <table:table-cell office:value-type="string" calcext:value-type="string">
            <text:p>ALUMNO15</text:p>
          </table:table-cell>
          <table:table-cell office:value-type="string" calcext:value-type="string">
            <text:p>ALUMNO1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ALUMNO15</text:p>
          </table:table-cell>
          <table:table-cell office:value-type="string" calcext:value-type="string">
            <text:p>ALUMNO16</text:p>
          </table:table-cell>
          <table:table-cell office:value-type="string" calcext:value-type="string">
            <text:p>ALUMNO1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ALUMNO16</text:p>
          </table:table-cell>
          <table:table-cell office:value-type="string" calcext:value-type="string">
            <text:p>ALUMNO17</text:p>
          </table:table-cell>
          <table:table-cell office:value-type="string" calcext:value-type="string">
            <text:p>ALUMNO18</text:p>
          </table:table-cell>
        </table:table-row>
      </table:table>
      <table:table table:name="Funciones_Texto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CATENAR(C5;D5)</text:p>
          </table:table-cell>
          <table:table-cell office:value-type="string" calcext:value-type="string">
            <text:p>CONCATENAR(D5;” de ”; C5)</text:p>
          </table:table-cell>
          <table:table-cell office:value-type="string" calcext:value-type="string">
            <text:p>LARGO(celd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O</text:p>
          </table:table-cell>
          <table:table-cell office:value-type="float" office:value="1" calcext:value-type="float">
            <text:p>1</text:p>
          </table:table-cell>
          <table:table-cell table:formula="of:=CONCATENATE([.C5];[.D5])" office:value-type="string" office:string-value="ENERO1" calcext:value-type="string">
            <text:p>ENERO1</text:p>
          </table:table-cell>
          <table:table-cell table:formula="of:=CONCATENATE([.D5]; &quot; de &quot;; [.C5])" office:value-type="string" office:string-value="1 de ENERO" calcext:value-type="string">
            <text:p>1 de ENERO</text:p>
          </table:table-cell>
          <table:table-cell table:formula="of:=LEN([.F5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ero</text:p>
          </table:table-cell>
          <table:table-cell office:value-type="float" office:value="2" calcext:value-type="float">
            <text:p>2</text:p>
          </table:table-cell>
          <table:table-cell table:formula="of:=CONCATENATE([.C6];[.D6])" office:value-type="string" office:string-value="febrero2" calcext:value-type="string">
            <text:p>febrero2</text:p>
          </table:table-cell>
          <table:table-cell table:formula="of:=CONCATENATE([.D6]; &quot; de &quot;; [.C6])" office:value-type="string" office:string-value="2 de febrero" calcext:value-type="string">
            <text:p>2 de febrero</text:p>
          </table:table-cell>
          <table:table-cell table:formula="of:=LEN([.F6])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zo</text:p>
          </table:table-cell>
          <table:table-cell office:value-type="float" office:value="3" calcext:value-type="float">
            <text:p>3</text:p>
          </table:table-cell>
          <table:table-cell table:formula="of:=CONCATENATE([.C7];[.D7])" office:value-type="string" office:string-value="marzo3" calcext:value-type="string">
            <text:p>marzo3</text:p>
          </table:table-cell>
          <table:table-cell table:formula="of:=CONCATENATE([.D7]; &quot; de &quot;; [.C7])" office:value-type="string" office:string-value="3 de marzo" calcext:value-type="string">
            <text:p>3 de marzo</text:p>
          </table:table-cell>
          <table:table-cell table:formula="of:=LEN([.F7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ril</text:p>
          </table:table-cell>
          <table:table-cell office:value-type="float" office:value="4" calcext:value-type="float">
            <text:p>4</text:p>
          </table:table-cell>
          <table:table-cell table:formula="of:=CONCATENATE([.C8];[.D8])" office:value-type="string" office:string-value="abril4" calcext:value-type="string">
            <text:p>abril4</text:p>
          </table:table-cell>
          <table:table-cell table:formula="of:=CONCATENATE([.D8]; &quot; de &quot;; [.C8])" office:value-type="string" office:string-value="4 de abril" calcext:value-type="string">
            <text:p>4 de abril</text:p>
          </table:table-cell>
          <table:table-cell table:formula="of:=LEN([.F8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o</text:p>
          </table:table-cell>
          <table:table-cell office:value-type="float" office:value="5" calcext:value-type="float">
            <text:p>5</text:p>
          </table:table-cell>
          <table:table-cell table:formula="of:=CONCATENATE([.C9];[.D9])" office:value-type="string" office:string-value="mayo5" calcext:value-type="string">
            <text:p>mayo5</text:p>
          </table:table-cell>
          <table:table-cell table:formula="of:=CONCATENATE([.D9]; &quot; de &quot;; [.C9])" office:value-type="string" office:string-value="5 de mayo" calcext:value-type="string">
            <text:p>5 de mayo</text:p>
          </table:table-cell>
          <table:table-cell table:formula="of:=LEN([.F9])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nio</text:p>
          </table:table-cell>
          <table:table-cell office:value-type="float" office:value="6" calcext:value-type="float">
            <text:p>6</text:p>
          </table:table-cell>
          <table:table-cell table:formula="of:=CONCATENATE([.C10];[.D10])" office:value-type="string" office:string-value="junio6" calcext:value-type="string">
            <text:p>junio6</text:p>
          </table:table-cell>
          <table:table-cell table:formula="of:=CONCATENATE([.D10]; &quot; de &quot;; [.C10])" office:value-type="string" office:string-value="6 de junio" calcext:value-type="string">
            <text:p>6 de junio</text:p>
          </table:table-cell>
          <table:table-cell table:formula="of:=LEN([.F10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io</text:p>
          </table:table-cell>
          <table:table-cell office:value-type="float" office:value="7" calcext:value-type="float">
            <text:p>7</text:p>
          </table:table-cell>
          <table:table-cell table:formula="of:=CONCATENATE([.C11];[.D11])" office:value-type="string" office:string-value="julio7" calcext:value-type="string">
            <text:p>julio7</text:p>
          </table:table-cell>
          <table:table-cell table:formula="of:=CONCATENATE([.D11]; &quot; de &quot;; [.C11])" office:value-type="string" office:string-value="7 de julio" calcext:value-type="string">
            <text:p>7 de julio</text:p>
          </table:table-cell>
          <table:table-cell table:formula="of:=LEN([.F11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osto</text:p>
          </table:table-cell>
          <table:table-cell office:value-type="float" office:value="8" calcext:value-type="float">
            <text:p>8</text:p>
          </table:table-cell>
          <table:table-cell table:formula="of:=CONCATENATE([.C12];[.D12])" office:value-type="string" office:string-value="agosto8" calcext:value-type="string">
            <text:p>agosto8</text:p>
          </table:table-cell>
          <table:table-cell table:formula="of:=CONCATENATE([.D12]; &quot; de &quot;; [.C12])" office:value-type="string" office:string-value="8 de agosto" calcext:value-type="string">
            <text:p>8 de agosto</text:p>
          </table:table-cell>
          <table:table-cell table:formula="of:=LEN([.F12]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tiembre</text:p>
          </table:table-cell>
          <table:table-cell office:value-type="float" office:value="9" calcext:value-type="float">
            <text:p>9</text:p>
          </table:table-cell>
          <table:table-cell table:formula="of:=CONCATENATE([.C13];[.D13])" office:value-type="string" office:string-value="septiembre9" calcext:value-type="string">
            <text:p>septiembre9</text:p>
          </table:table-cell>
          <table:table-cell table:formula="of:=CONCATENATE([.D13]; &quot; de &quot;; [.C13])" office:value-type="string" office:string-value="9 de septiembre" calcext:value-type="string">
            <text:p>9 de septiembre</text:p>
          </table:table-cell>
          <table:table-cell table:formula="of:=LEN([.F13])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ubre</text:p>
          </table:table-cell>
          <table:table-cell office:value-type="float" office:value="10" calcext:value-type="float">
            <text:p>10</text:p>
          </table:table-cell>
          <table:table-cell table:formula="of:=CONCATENATE([.C14];[.D14])" office:value-type="string" office:string-value="octubre10" calcext:value-type="string">
            <text:p>octubre10</text:p>
          </table:table-cell>
          <table:table-cell table:formula="of:=CONCATENATE([.D14]; &quot; de &quot;; [.C14])" office:value-type="string" office:string-value="10 de octubre" calcext:value-type="string">
            <text:p>10 de octubre</text:p>
          </table:table-cell>
          <table:table-cell table:formula="of:=LEN([.F14])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iembre</text:p>
          </table:table-cell>
          <table:table-cell office:value-type="float" office:value="11" calcext:value-type="float">
            <text:p>11</text:p>
          </table:table-cell>
          <table:table-cell table:formula="of:=CONCATENATE([.C15];[.D15])" office:value-type="string" office:string-value="noviembre11" calcext:value-type="string">
            <text:p>noviembre11</text:p>
          </table:table-cell>
          <table:table-cell table:formula="of:=CONCATENATE([.D15]; &quot; de &quot;; [.C15])" office:value-type="string" office:string-value="11 de noviembre" calcext:value-type="string">
            <text:p>11 de noviembre</text:p>
          </table:table-cell>
          <table:table-cell table:formula="of:=LEN([.F15])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ciembre</text:p>
          </table:table-cell>
          <table:table-cell office:value-type="float" office:value="12" calcext:value-type="float">
            <text:p>12</text:p>
          </table:table-cell>
          <table:table-cell table:formula="of:=CONCATENATE([.C16];[.D16])" office:value-type="string" office:string-value="diciembre12" calcext:value-type="string">
            <text:p>diciembre12</text:p>
          </table:table-cell>
          <table:table-cell table:formula="of:=CONCATENATE([.D16]; &quot; de &quot;; [.C16])" office:value-type="string" office:string-value="12 de diciembre" calcext:value-type="string">
            <text:p>12 de diciembre</text:p>
          </table:table-cell>
          <table:table-cell table:formula="of:=LEN([.F16])" office:value-type="float" office:value="15" calcext:value-type="float">
            <text:p>15</text:p>
          </table:table-cell>
        </table:table-row>
      </table:table>
      <table:table table:name="Funciones_matematic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UMAR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MEDIA ARITMÉTICA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C5];[.D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6];[.D6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7];[.D7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SUM([.C8];[.D8])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SUM([.C9];[.D9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75" calcext:value-type="float">
            <text:p>-75</text:p>
          </table:table-cell>
          <table:table-cell table:formula="of:=SUM([.C10];[.D10])" office:value-type="float" office:value="-69" calcext:value-type="float">
            <text:p>-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9.9" calcext:value-type="float">
            <text:p>-9,9</text:p>
          </table:table-cell>
          <table:table-cell table:formula="of:=SUM([.C11];[.D11])" office:value-type="float" office:value="-2.9" calcext:value-type="float">
            <text:p>-2,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6"/>
        </table:table-row>
      </table:table>
      <table:table table:name="Referencias" table:style-name="ta1">
        <table:table-column table:style-name="co1" table:default-cell-style-name="Default"/>
        <table:table-row table:style-name="ro1">
          <table:table-cell/>
        </table:table-row>
      </table:table>
      <table:table table:name="Presupuesto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9:33:18.334905346</meta:creation-date>
    <dc:date>2023-01-13T10:13:03.147113202</dc:date>
    <meta:editing-duration>PT8M46S</meta:editing-duration>
    <meta:editing-cycles>2</meta:editing-cycles>
    <meta:generator>LibreOffice/7.2.2.2$Linux_X86_64 LibreOffice_project/20$Build-2</meta:generator>
    <meta:document-statistic meta:table-count="5" meta:cell-count="236" meta:object-count="0"/>
  </office:meta>
</office:document-meta>
</file>